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écrire la finalité explicitement =&gt; why register, confidentiality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nalyse des risques, liste des personnes autorisées.article 34 de la loi 78-17 du 6 janvier 1978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écaution pour éviter que les données ne soient déformées</text:p>
            <text:p>Ne soient endommagées</text:p>
            <text:p>Éviter que des tiers non-autorisés n'y aient accès</text:p>
            <text:p>Sécurité du traitemen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Transfert de données hors-UE =&gt; oui, car dans l’intérêt de l'utilisateu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Identité du responsable lors de la collecte =&gt; faire apparaître mon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ccès à des informations sur le terminal de l'utilisateur =&gt; cookies, message explicite d'information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opposition =&gt; destruction du compte et des informations liées, preuve de fonctionnemen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de l'information sur</text:p>
            <text:p>- les données recueillies + leur origine (a priori l'utilisateur fournit les données)</text:p>
            <text:p>- quant au traitement des données</text:p>
            <text:p>à l'origine de personnes justifiant leur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les données recueillies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 pour les héritiers d'une personne décédé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3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mpecher d'ajouter des contact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leanup</text:p>
          </table:table-cell>
          <table:table-cell office:value-type="string" calcext:value-type="string">
            <text:p>utiliser FormatUtil.getFormattedDate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changer les Root en Root.getPanel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supprimer les loadModule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vérifier les exceptions user, tout changer 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10484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22:35:41.077509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4.2$Linux_X86_64 LibreOffice_project/420m0$Build-2</meta:generator>
    <dc:date>2014-09-11T23:02:09.298753202</dc:date>
    <meta:editing-duration>P5DT3H40M4S</meta:editing-duration>
    <meta:editing-cycles>45</meta:editing-cycles>
    <meta:document-statistic meta:table-count="3" meta:cell-count="267" meta:object-count="0"/>
  </office:meta>
</office:document-meta>
</file>